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iryo UI" svg:font-family="'Meiryo UI'" style:font-pitch="variable"/>
    <style:font-face style:name="メイリオ" svg:font-family="メイリオ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6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cccc"/>
    </style:style>
    <style:style style:name="ce3" style:family="table-cell" style:parent-style-name="Default">
      <style:table-cell-properties fo:background-color="#ff8080"/>
    </style:style>
    <style:style style:name="ce4" style:family="table-cell" style:parent-style-name="Default">
      <style:table-cell-properties fo:background-color="#ffff00"/>
      <style:text-properties style:font-name="Arial" style:font-name-asian="ＭＳ Ｐゴシック" style:font-name-complex="Tahoma"/>
    </style:style>
    <style:style style:name="ce5" style:family="table-cell" style:parent-style-name="Default">
      <style:table-cell-properties fo:background-color="#b3b300"/>
    </style:style>
    <style:style style:name="ce6" style:family="table-cell" style:parent-style-name="Default">
      <style:table-cell-properties fo:background-color="#9999ff"/>
    </style:style>
    <style:style style:name="ce7" style:family="table-cell" style:parent-style-name="Default">
      <style:table-cell-properties fo:background-color="#3deb3d"/>
    </style:style>
    <style:style style:name="ce8" style:family="table-cell" style:parent-style-name="Default">
      <style:table-cell-properties fo:background-color="#ffffff"/>
      <style:text-properties style:font-name="Arial" style:font-name-asian="ＭＳ Ｐゴシック" style:font-name-complex="Tahoma"/>
    </style:style>
    <style:style style:name="ce9" style:family="table-cell" style:parent-style-name="Default">
      <style:text-properties style:font-name="Arial" style:font-name-asian="ＭＳ Ｐゴシック" style:font-name-complex="Tahoma"/>
    </style:style>
    <style:style style:name="ce10" style:family="table-cell" style:parent-style-name="Default">
      <style:text-properties style:use-window-font-color="true" style:font-name="Arial" fo:font-size="10pt" fo:language="en" fo:country="US" style:font-name-asian="ＭＳ Ｐゴシック" style:font-size-asian="10pt" style:language-asian="ja" style:country-asian="JP" style:font-name-complex="Tahoma" style:font-size-complex="10pt" style:language-complex="zxx" style:country-complex="none"/>
    </style:style>
    <style:style style:name="ce11" style:family="table-cell" style:parent-style-name="Default">
      <style:text-properties fo:color="#000000" style:font-name="Arial" fo:font-size="10pt" fo:language="zxx" fo:country="none" style:font-name-asian="メイリオ" style:font-size-asian="10pt" style:language-asian="zxx" style:country-asian="none" style:font-name-complex="メイリオ" style:font-size-complex="10pt" style:language-complex="zxx" style:country-complex="none"/>
    </style:style>
    <style:style style:name="ce12" style:family="table-cell" style:parent-style-name="Default">
      <style:text-properties fo:color="#000000" style:font-name="Arial" fo:font-size="10pt" fo:language="zxx" fo:country="none" style:font-name-asian="Meiryo UI" style:font-size-asian="10pt" style:language-asian="zxx" style:country-asian="none" style:font-name-complex="Meiryo UI" style:font-size-complex="10pt" style:language-complex="zxx" style:country-complex="none"/>
    </style:style>
    <style:style style:name="ce13" style:family="table-cell" style:parent-style-name="Default">
      <style:text-properties fo:color="#000000" style:font-name="Arial" fo:language="zxx" fo:country="none" style:font-name-asian="Meiryo UI" style:language-asian="zxx" style:country-asian="none" style:font-name-complex="Meiryo U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text-line-through-style="none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createOOoCalcComp?language=Basic&amp;location=application" xlink:type="simple"/>
              </office:event-listeners>
            </form:button>
            <form:button form:name="PushButton1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Dialog?language=Basic&amp;location=application" xlink:type="simple"/>
              </office:event-listeners>
            </form:button>
            <form:button form:name="PushButton4" form:control-implementation="ooo:com.sun.star.form.component.CommandButton" xml:id="control3" form:id="control3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Rate?language=Basic&amp;location=application" xlink:type="simple"/>
              </office:event-listeners>
            </form:button>
            <form:textarea form:name="Rate" form:control-implementation="ooo:com.sun.star.form.component.TextField" xml:id="control4" form:id="control4" form:current-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</form:form>
        </office:forms>
        <table:table-column table:style-name="co2" table:default-cell-style-name="ce1"/>
        <table:table-column table:style-name="co1" table:number-columns-repeated="7" table:default-cell-style-name="ce1"/>
        <table:table-column table:style-name="co1" table:number-columns-repeated="4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default-cell-style-name="Default"/>
        <table:table-column table:style-name="co1" table:number-columns-repeated="3" table:default-cell-style-name="ce9"/>
        <table:table-column table:style-name="co1" table:number-columns-repeated="12" table:default-cell-style-name="Default"/>
        <table:table-row table:style-name="ro3">
          <table:table-cell office:value-type="float" office:value="0">
            <text:p>0</text:p>
          </table:table-cell>
          <table:table-cell table:style-name="ce3" office:value-type="string">
            <text:p>関節0</text:p>
          </table:table-cell>
          <table:table-cell table:style-name="ce3" office:value-type="string">
            <text:p>関節1</text:p>
          </table:table-cell>
          <table:table-cell table:style-name="ce3" office:value-type="string">
            <text:p>関節2</text:p>
          </table:table-cell>
          <table:table-cell table:style-name="ce3" office:value-type="string">
            <text:p>関節3</text:p>
          </table:table-cell>
          <table:table-cell table:style-name="ce3" office:value-type="string">
            <text:p>関節4</text:p>
          </table:table-cell>
          <table:table-cell table:style-name="ce3" office:value-type="string">
            <text:p>関節5</text:p>
          </table:table-cell>
          <table:table-cell table:style-name="ce3" office:value-type="string">
            <text:p>関節6</text:p>
          </table:table-cell>
          <table:table-cell table:style-name="ce3" office:value-type="string">
            <text:p>関節7</text:p>
          </table:table-cell>
          <table:table-cell table:style-name="ce1" table:number-columns-repeated="2"/>
          <table:table-cell table:style-name="ce1" office:value-type="float" office:value="20">
            <text:p>20</text:p>
          </table:table-cell>
          <table:table-cell table:style-name="Default"/>
          <table:table-cell table:style-name="ce1" office:value-type="string">
            <text:p>末端からの長さ</text:p>
          </table:table-cell>
          <table:table-cell table:style-name="ce1" office:value-type="string">
            <text:p>絶対角</text:p>
          </table:table-cell>
          <table:table-cell table:style-name="ce1"/>
          <table:table-cell table:style-name="ce1" office:value-type="string">
            <text:p>Y座標</text:p>
          </table:table-cell>
          <table:table-cell table:style-name="ce1" office:value-type="string">
            <text:p>X座標</text:p>
          </table:table-cell>
          <table:table-cell office:value-type="float" office:value="20">
            <text:p>20</text:p>
          </table:table-cell>
          <table:table-cell office:value-type="string">
            <text:p>末端までの長さ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 table:style-name="ce2" office:value-type="string">
            <text:p>目標角度</text:p>
          </table:table-cell>
          <table:table-cell table:style-name="ce4" table:formula="of:=[.B5]+([.$B10]*([.B4]-[.B5])-[.$B11]*[.B6])*[.$B8]" office:value-type="float" office:value="0.480391236444915">
            <text:p>0.48</text:p>
          </table:table-cell>
          <table:table-cell table:style-name="ce4" table:formula="of:=[.C5]+([.$B10]*([.C4]-[.C5])-[.$B11]*[.C6])*[.$B8]" office:value-type="float" office:value="0.372459405488554">
            <text:p>0.37</text:p>
          </table:table-cell>
          <table:table-cell table:style-name="ce4" table:formula="of:=[.D5]+([.$B10]*([.D4]-[.D5])-[.$B11]*[.D6])*[.$B8]" office:value-type="float" office:value="0.328467040629307">
            <text:p>0.33</text:p>
          </table:table-cell>
          <table:table-cell table:style-name="ce4" table:formula="of:=[.E5]+([.$B10]*([.E4]-[.E5])-[.$B11]*[.E6])*[.$B8]" office:value-type="float" office:value="-0.0380025201749009">
            <text:p>-0.04</text:p>
          </table:table-cell>
          <table:table-cell table:style-name="ce4" table:formula="of:=[.F5]+([.$B10]*([.F4]-[.F5])-[.$B11]*[.F6])*[.$B8]" office:value-type="float" office:value="-0.290553086824004">
            <text:p>-0.29</text:p>
          </table:table-cell>
          <table:table-cell table:style-name="ce4" table:formula="of:=[.G5]+([.$B10]*([.G4]-[.G5])-[.$B11]*[.G6])*[.$B8]" office:value-type="float" office:value="-0.508733245035613">
            <text:p>-0.51</text:p>
          </table:table-cell>
          <table:table-cell table:style-name="ce4" table:formula="of:=[.H5]+([.$B10]*([.H4]-[.H5])-[.$B11]*[.H6])*[.$B8]" office:value-type="float" office:value="-0.402225080062434">
            <text:p>-0.4</text:p>
          </table:table-cell>
          <table:table-cell table:style-name="ce4" table:formula="of:=[.I5]+([.$B10]*([.I4]-[.I5])-[.$B11]*[.I6])*[.$B8]" office:value-type="float" office:value="-0.15109395980835">
            <text:p>-0.15</text:p>
          </table:table-cell>
          <table:table-cell>
            <draw:control table:end-cell-address="Sheet1.L4" table:end-x="0.198cm" table:end-y="0.426cm" draw:z-index="0" draw:name="RTC起動" draw:text-style-name="P1" svg:width="3.681cm" svg:height="1.062cm" svg:x="1.033cm" svg:y="0.268cm" draw:control="control1"/>
          </table:table-cell>
          <table:table-cell/>
          <table:table-cell table:style-name="ce9" table:formula="of:=[.B16]/[.L1]" office:value-type="float" office:value="0.0875">
            <text:p>0.09</text:p>
          </table:table-cell>
          <table:table-cell office:value-type="float" office:value="0">
            <text:p>0</text:p>
          </table:table-cell>
          <table:table-cell table:formula="of:=[.$B$16]*[.$M2]+[.$B$15]" office:value-type="float" office:value="0">
            <text:p>0</text:p>
          </table:table-cell>
          <table:table-cell table:formula="of:=[.$B$13]*PI()/180*COS(2*[.$B$12]*PI()/[.$B$16]*[.N2])+[.$B$17]" office:value-type="float" office:value="0.785398163397448">
            <text:p>0.79</text:p>
          </table:table-cell>
          <table:table-cell table:style-name="Default"/>
          <table:table-cell table:formula="of:=[.$L$2]*COS([.O2])/2" office:value-type="float" office:value="0.0309359216769115">
            <text:p>0.03</text:p>
          </table:table-cell>
          <table:table-cell table:style-name="Default" table:formula="of:=[.X22]+[.$L$2]*SIN([.O2])/2" office:value-type="float" office:value="0.0309359216769114">
            <text:p>0.03</text:p>
          </table:table-cell>
          <table:table-cell table:formula="of:=[.S4]/[.S1]" office:value-type="float" office:value="0">
            <text:p>0</text:p>
          </table:table-cell>
          <table:table-cell table:style-name="ce12" table:formula="of:=0" office:value-type="float" office:value="0">
            <text:p>0</text:p>
          </table:table-cell>
          <table:table-cell table:formula="of:=[.$B$13]*PI()/180*COS(2*[.$B$12]*PI()/[.$B$16]*[.T2])+[.$B$17]" office:value-type="float" office:value="0.785398163397448">
            <text:p>0.79</text:p>
          </table:table-cell>
          <table:table-cell/>
          <table:table-cell table:style-name="ce9"/>
          <table:table-cell table:formula="of:=[.$S$2]*SIN([.U2])/2" office:value-type="float" office:value="0">
            <text:p>0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2">
          <table:table-cell table:style-name="ce2"/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/>
          <table:table-cell table:style-name="ce1" table:number-columns-repeated="2"/>
          <table:table-cell office:value-type="float" office:value="0.05">
            <text:p>0.05</text:p>
          </table:table-cell>
          <table:table-cell table:formula="of:=[.$B$16]*[.$M3]+[.$B$15]" office:value-type="float" office:value="0.0875">
            <text:p>0.09</text:p>
          </table:table-cell>
          <table:table-cell table:formula="of:=[.$B$13]*PI()/180*COS(2*[.$B$12]*PI()/[.$B$16]*[.N3])+[.$B$17]" office:value-type="float" office:value="0.746958041185389">
            <text:p>0.75</text:p>
          </table:table-cell>
          <table:table-cell/>
          <table:table-cell table:formula="of:=[.$L$2]*COS([.O3])+[.Q2]" office:value-type="float" office:value="0.0951398339464883">
            <text:p>0.1</text:p>
          </table:table-cell>
          <table:table-cell table:formula="of:=[.$L$2]*SIN([.O3])+[.R2]" office:value-type="float" office:value="0.0903842828761949">
            <text:p>0.09</text:p>
          </table:table-cell>
          <table:table-cell table:formula="of:=INT([.B15]/[.B16]*[.B12])" office:value-type="float" office:value="0">
            <text:p>0</text:p>
          </table:table-cell>
          <table:table-cell table:style-name="ce12" table:formula="of:=[.S$4]/20*(ROW([.T3])-2)" office:value-type="float" office:value="0">
            <text:p>0</text:p>
          </table:table-cell>
          <table:table-cell table:formula="of:=[.$B$13]*PI()/180*COS(2*[.$B$12]*PI()/[.$B$16]*[.T3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3])+[.X2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style-name="ce5" table:formula="of:=-2*[.$B13]*PI()/180*SIN([.$B12]*PI()/[.$B19])*SIN(2*[.$B12]*PI()/[.$B16]*[.$B15]+2*[.$B12]*PI()/[.$B19]*[.B3])+[.$B17]*[.$B18]" office:value-type="float" office:value="0.529082041515645">
            <text:p>0.53</text:p>
          </table:table-cell>
          <table:table-cell table:style-name="ce5" table:formula="of:=-2*[.$B13]*PI()/180*SIN([.$B12]*PI()/[.$B19])*SIN(2*[.$B12]*PI()/[.$B16]*[.$B15]+2*[.$B12]*PI()/[.$B19]*[.C3])+[.$B17]*[.$B18]" office:value-type="float" office:value="0.465266938889545">
            <text:p>0.47</text:p>
          </table:table-cell>
          <table:table-cell table:style-name="ce5" table:formula="of:=-2*[.$B13]*PI()/180*SIN([.$B12]*PI()/[.$B19])*SIN(2*[.$B12]*PI()/[.$B16]*[.$B15]+2*[.$B12]*PI()/[.$B19]*[.D3])+[.$B17]*[.$B18]" office:value-type="float" office:value="0.183748264690982">
            <text:p>0.18</text:p>
          </table:table-cell>
          <table:table-cell table:style-name="ce5" table:formula="of:=-2*[.$B13]*PI()/180*SIN([.$B12]*PI()/[.$B19])*SIN(2*[.$B12]*PI()/[.$B16]*[.$B15]+2*[.$B12]*PI()/[.$B19]*[.E3])+[.$B17]*[.$B18]" office:value-type="float" office:value="-0.183748264690982">
            <text:p>-0.18</text:p>
          </table:table-cell>
          <table:table-cell table:style-name="ce5" table:formula="of:=-2*[.$B13]*PI()/180*SIN([.$B12]*PI()/[.$B19])*SIN(2*[.$B12]*PI()/[.$B16]*[.$B15]+2*[.$B12]*PI()/[.$B19]*[.F3])+[.$B17]*[.$B18]" office:value-type="float" office:value="-0.465266938889546">
            <text:p>-0.47</text:p>
          </table:table-cell>
          <table:table-cell table:style-name="ce5" table:formula="of:=-2*[.$B13]*PI()/180*SIN([.$B12]*PI()/[.$B19])*SIN(2*[.$B12]*PI()/[.$B16]*[.$B15]+2*[.$B12]*PI()/[.$B19]*[.G3])+[.$B17]*[.$B18]" office:value-type="float" office:value="-0.529082041515645">
            <text:p>-0.53</text:p>
          </table:table-cell>
          <table:table-cell table:style-name="ce5" table:formula="of:=-2*[.$B13]*PI()/180*SIN([.$B12]*PI()/[.$B19])*SIN(2*[.$B12]*PI()/[.$B16]*[.$B15]+2*[.$B12]*PI()/[.$B19]*[.H3])+[.$B17]*[.$B18]" office:value-type="float" office:value="-0.345333776824663">
            <text:p>-0.35</text:p>
          </table:table-cell>
          <table:table-cell table:style-name="ce5" table:formula="of:=-2*[.$B13]*PI()/180*SIN([.$B12]*PI()/[.$B19])*SIN(2*[.$B12]*PI()/[.$B16]*[.$B15]+2*[.$B12]*PI()/[.$B19]*[.I3])+[.$B17]*[.$B18]" office:value-type="float" office:value="0">
            <text:p>0</text:p>
          </table:table-cell>
          <table:table-cell table:number-columns-repeated="3"/>
          <table:table-cell office:value-type="float" office:value="0.1">
            <text:p>0.1</text:p>
          </table:table-cell>
          <table:table-cell table:formula="of:=[.$B$16]*[.$M4]+[.$B$15]" office:value-type="float" office:value="0.175">
            <text:p>0.18</text:p>
          </table:table-cell>
          <table:table-cell table:formula="of:=[.$B$13]*PI()/180*COS(2*[.$B$12]*PI()/[.$B$16]*[.N4])+[.$B$17]" office:value-type="float" office:value="0.635400461539407">
            <text:p>0.64</text:p>
          </table:table-cell>
          <table:table-cell/>
          <table:table-cell table:formula="of:=[.$L$2]*COS([.O4])+[.Q3]" office:value-type="float" office:value="0.16556281657166">
            <text:p>0.17</text:p>
          </table:table-cell>
          <table:table-cell table:formula="of:=[.$L$2]*SIN([.O4])+[.R3]" office:value-type="float" office:value="0.142315521241698">
            <text:p>0.14</text:p>
          </table:table-cell>
          <table:table-cell table:formula="of:=[.B15]-[.S3]*[.B16]/[.B12]" office:value-type="float" office:value="0">
            <text:p>0</text:p>
          </table:table-cell>
          <table:table-cell table:style-name="ce12" table:formula="of:=[.S$4]/20*(ROW([.T4])-2)" office:value-type="float" office:value="0">
            <text:p>0</text:p>
          </table:table-cell>
          <table:table-cell table:formula="of:=[.$B$13]*PI()/180*COS(2*[.$B$12]*PI()/[.$B$16]*[.T4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4])+[.X3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現在の関節角度</text:p>
          </table:table-cell>
          <table:table-cell table:style-name="ce6" office:value-type="float" office:value="0.533597707748413">
            <text:p>0.53</text:p>
          </table:table-cell>
          <table:table-cell table:style-name="ce6" office:value-type="float" office:value="0.30843710899353">
            <text:p>0.31</text:p>
          </table:table-cell>
          <table:table-cell table:style-name="ce6" office:value-type="float" office:value="-0.251482248306274">
            <text:p>-0.25</text:p>
          </table:table-cell>
          <table:table-cell table:style-name="ce6" office:value-type="float" office:value="-0.65969705581665">
            <text:p>-0.66</text:p>
          </table:table-cell>
          <table:table-cell table:style-name="ce6" office:value-type="float" office:value="-0.641532182693481">
            <text:p>-0.64</text:p>
          </table:table-cell>
          <table:table-cell table:style-name="ce6" office:value-type="float" office:value="-0.346655607223511">
            <text:p>-0.35</text:p>
          </table:table-cell>
          <table:table-cell table:style-name="ce6" office:value-type="float" office:value="-0.0493416786193848">
            <text:p>-0.05</text:p>
          </table:table-cell>
          <table:table-cell table:style-name="ce6" office:value-type="float" office:value="0.475046157836914">
            <text:p>0.48</text:p>
          </table:table-cell>
          <table:table-cell>
            <draw:control table:end-cell-address="Sheet1.L7" table:end-x="0.03cm" table:end-y="0.448cm" draw:z-index="1" draw:text-style-name="P1" svg:width="3.569cm" svg:height="0.956cm" svg:x="0.977cm" svg:y="0.396cm" draw:control="control2"/>
          </table:table-cell>
          <table:table-cell/>
          <table:table-cell table:style-name="ce1"/>
          <table:table-cell office:value-type="float" office:value="0.15">
            <text:p>0.15</text:p>
          </table:table-cell>
          <table:table-cell table:formula="of:=[.$B$16]*[.$M5]+[.$B$15]" office:value-type="float" office:value="0.2625">
            <text:p>0.26</text:p>
          </table:table-cell>
          <table:table-cell table:formula="of:=[.$B$13]*PI()/180*COS(2*[.$B$12]*PI()/[.$B$16]*[.N5])+[.$B$17]" office:value-type="float" office:value="0.461645457622614">
            <text:p>0.46</text:p>
          </table:table-cell>
          <table:table-cell/>
          <table:table-cell table:formula="of:=[.$L$2]*COS([.O5])+[.Q4]" office:value-type="float" office:value="0.243903385435379">
            <text:p>0.24</text:p>
          </table:table-cell>
          <table:table-cell table:formula="of:=[.$L$2]*SIN([.O5])+[.R4]" office:value-type="float" office:value="0.181289939391415">
            <text:p>0.18</text:p>
          </table:table-cell>
          <table:table-cell/>
          <table:table-cell table:style-name="ce12" table:formula="of:=[.S$4]/20*(ROW([.T5])-2)" office:value-type="float" office:value="0">
            <text:p>0</text:p>
          </table:table-cell>
          <table:table-cell table:formula="of:=[.$B$13]*PI()/180*COS(2*[.$B$12]*PI()/[.$B$16]*[.T5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5])+[.X4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関節角速度</text:p>
          </table:table-cell>
          <table:table-cell table:style-name="ce6" office:value-type="float" office:value="0.928659439086914">
            <text:p>0.93</text:p>
          </table:table-cell>
          <table:table-cell table:style-name="ce6" office:value-type="float" office:value="3.42444896697998">
            <text:p>3.42</text:p>
          </table:table-cell>
          <table:table-cell table:style-name="ce6" office:value-type="float" office:value="1.45792961120605">
            <text:p>1.46</text:p>
          </table:table-cell>
          <table:table-cell table:style-name="ce6" office:value-type="float" office:value="1.84457302093506">
            <text:p>1.84</text:p>
          </table:table-cell>
          <table:table-cell table:style-name="ce6" office:value-type="float" office:value="-1.73162460327148">
            <text:p>-1.73</text:p>
          </table:table-cell>
          <table:table-cell table:style-name="ce6" office:value-type="float" office:value="-2.23124027252197">
            <text:p>-2.23</text:p>
          </table:table-cell>
          <table:table-cell table:style-name="ce6" office:value-type="float" office:value="-1.82209491729736">
            <text:p>-1.82</text:p>
          </table:table-cell>
          <table:table-cell table:style-name="ce6" office:value-type="float" office:value="-1.72858238220215">
            <text:p>-1.73</text:p>
          </table:table-cell>
          <table:table-cell table:number-columns-repeated="3"/>
          <table:table-cell office:value-type="float" office:value="0.2">
            <text:p>0.2</text:p>
          </table:table-cell>
          <table:table-cell table:formula="of:=[.$B$16]*[.$M6]+[.$B$15]" office:value-type="float" office:value="0.35">
            <text:p>0.35</text:p>
          </table:table-cell>
          <table:table-cell table:formula="of:=[.$B$13]*PI()/180*COS(2*[.$B$12]*PI()/[.$B$16]*[.N6])+[.$B$17]" office:value-type="float" office:value="0.242701379840683">
            <text:p>0.24</text:p>
          </table:table-cell>
          <table:table-cell/>
          <table:table-cell table:formula="of:=[.$L$2]*COS([.O6])+[.Q5]" office:value-type="float" office:value="0.328838962245853">
            <text:p>0.33</text:p>
          </table:table-cell>
          <table:table-cell table:formula="of:=[.$L$2]*SIN([.O6])+[.R5]" office:value-type="float" office:value="0.202318438906881">
            <text:p>0.2</text:p>
          </table:table-cell>
          <table:table-cell/>
          <table:table-cell table:style-name="ce12" table:formula="of:=[.S$4]/20*(ROW([.T6])-2)" office:value-type="float" office:value="0">
            <text:p>0</text:p>
          </table:table-cell>
          <table:table-cell table:formula="of:=[.$B$13]*PI()/180*COS(2*[.$B$12]*PI()/[.$B$16]*[.T6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6])+[.X5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style-name="ce6" office:value-type="float" office:value="0.119496095180511">
            <text:p>0.12</text:p>
          </table:table-cell>
          <table:table-cell table:style-name="ce6" office:value-type="float" office:value="0.647384011745453">
            <text:p>0.65</text:p>
          </table:table-cell>
          <table:table-cell table:style-name="ce6" office:value-type="float" office:value="1.07096326351166">
            <text:p>1.07</text:p>
          </table:table-cell>
          <table:table-cell table:style-name="ce6" office:value-type="float" office:value="-0.0434370160102845">
            <text:p>-0.04</text:p>
          </table:table-cell>
          <table:table-cell table:style-name="ce6" office:value-type="float" office:value="-0.0472390651702891">
            <text:p>-0.05</text:p>
          </table:table-cell>
          <table:table-cell table:style-name="ce6" office:value-type="float" office:value="0.570476806163786">
            <text:p>0.57</text:p>
          </table:table-cell>
          <table:table-cell table:style-name="ce6" office:value-type="float" office:value="1.00743347406387">
            <text:p>1.01</text:p>
          </table:table-cell>
          <table:table-cell table:style-name="ce6" office:value-type="float" office:value="0.436555540561676">
            <text:p>0.44</text:p>
          </table:table-cell>
          <table:table-cell table:number-columns-repeated="2"/>
          <table:table-cell table:style-name="ce1"/>
          <table:table-cell office:value-type="float" office:value="0.25">
            <text:p>0.25</text:p>
          </table:table-cell>
          <table:table-cell table:formula="of:=[.$B$16]*[.$M7]+[.$B$15]" office:value-type="float" office:value="0.4375">
            <text:p>0.44</text:p>
          </table:table-cell>
          <table:table-cell table:formula="of:=[.$B$13]*PI()/180*COS(2*[.$B$12]*PI()/[.$B$16]*[.N7])+[.$B$17]" office:value-type="float" office:value="4.80917673430447E-017">
            <text:p>0</text:p>
          </table:table-cell>
          <table:table-cell/>
          <table:table-cell table:formula="of:=[.$L$2]*COS([.O7])+[.Q6]" office:value-type="float" office:value="0.416338962245854">
            <text:p>0.42</text:p>
          </table:table-cell>
          <table:table-cell table:formula="of:=[.$L$2]*SIN([.O7])+[.R6]" office:value-type="float" office:value="0.202318438906881">
            <text:p>0.2</text:p>
          </table:table-cell>
          <table:table-cell/>
          <table:table-cell table:style-name="ce12" table:formula="of:=[.S$4]/20*(ROW([.T7])-2)" office:value-type="float" office:value="0">
            <text:p>0</text:p>
          </table:table-cell>
          <table:table-cell table:formula="of:=[.$B$13]*PI()/180*COS(2*[.$B$12]*PI()/[.$B$16]*[.T7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7])+[.X6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サンプリングタイム</text:p>
          </table:table-cell>
          <table:table-cell table:style-name="ce5" office:value-type="float" office:value="0.05">
            <text:p>0.05</text:p>
          </table:table-cell>
          <table:table-cell>
            <draw:frame table:end-cell-address="Sheet1.J27" table:end-x="0.362cm" table:end-y="0.405cm" draw:z-index="4" draw:style-name="gr1" draw:text-style-name="P2" svg:width="15.974cm" svg:height="8.984cm" svg:x="0.195cm" svg:y="0.099cm">
              <draw:object draw:notify-on-update-of-ranges="Sheet1.Q2:Sheet1.Q101 Sheet1.R2:Sheet1.R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float" office:value="0.3">
            <text:p>0.3</text:p>
          </table:table-cell>
          <table:table-cell table:formula="of:=[.$B$16]*[.$M8]+[.$B$15]" office:value-type="float" office:value="0.525">
            <text:p>0.53</text:p>
          </table:table-cell>
          <table:table-cell table:formula="of:=[.$B$13]*PI()/180*COS(2*[.$B$12]*PI()/[.$B$16]*[.N8])+[.$B$17]" office:value-type="float" office:value="-0.242701379840684">
            <text:p>-0.24</text:p>
          </table:table-cell>
          <table:table-cell/>
          <table:table-cell table:formula="of:=[.$L$2]*COS([.O8])+[.Q7]" office:value-type="float" office:value="0.501274539056328">
            <text:p>0.5</text:p>
          </table:table-cell>
          <table:table-cell table:formula="of:=[.$L$2]*SIN([.O8])+[.R7]" office:value-type="float" office:value="0.181289939391415">
            <text:p>0.18</text:p>
          </table:table-cell>
          <table:table-cell/>
          <table:table-cell table:style-name="ce12" table:formula="of:=[.S$4]/20*(ROW([.T8])-2)" office:value-type="float" office:value="0">
            <text:p>0</text:p>
          </table:table-cell>
          <table:table-cell table:formula="of:=[.$B$13]*PI()/180*COS(2*[.$B$12]*PI()/[.$B$16]*[.T8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8])+[.X7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number-columns-repeated="8"/>
          <table:table-cell>
            <draw:control table:end-cell-address="Sheet1.K11" table:end-x="2.063cm" table:end-y="0.047cm" draw:z-index="3" draw:text-style-name="P3" svg:width="3.318cm" svg:height="0.869cm" svg:x="1.003cm" svg:y="0.081cm" draw:control="control4"/>
          </table:table-cell>
          <table:table-cell/>
          <table:table-cell table:style-name="ce1"/>
          <table:table-cell office:value-type="float" office:value="0.35">
            <text:p>0.35</text:p>
          </table:table-cell>
          <table:table-cell table:formula="of:=[.$B$16]*[.$M9]+[.$B$15]" office:value-type="float" office:value="0.6125">
            <text:p>0.61</text:p>
          </table:table-cell>
          <table:table-cell table:formula="of:=[.$B$13]*PI()/180*COS(2*[.$B$12]*PI()/[.$B$16]*[.N9])+[.$B$17]" office:value-type="float" office:value="-0.461645457622614">
            <text:p>-0.46</text:p>
          </table:table-cell>
          <table:table-cell/>
          <table:table-cell table:formula="of:=[.$L$2]*COS([.O9])+[.Q8]" office:value-type="float" office:value="0.579615107920047">
            <text:p>0.58</text:p>
          </table:table-cell>
          <table:table-cell table:formula="of:=[.$L$2]*SIN([.O9])+[.R8]" office:value-type="float" office:value="0.142315521241698">
            <text:p>0.14</text:p>
          </table:table-cell>
          <table:table-cell/>
          <table:table-cell table:style-name="ce12" table:formula="of:=[.S$4]/20*(ROW([.T9])-2)" office:value-type="float" office:value="0">
            <text:p>0</text:p>
          </table:table-cell>
          <table:table-cell table:formula="of:=[.$B$13]*PI()/180*COS(2*[.$B$12]*PI()/[.$B$16]*[.T9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9])+[.X8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比例ゲイン</text:p>
          </table:table-cell>
          <table:table-cell table:style-name="ce7" office:value-type="float" office:value="30">
            <text:p>30</text:p>
          </table:table-cell>
          <table:table-cell table:number-columns-repeated="10"/>
          <table:table-cell office:value-type="float" office:value="0.4">
            <text:p>0.4</text:p>
          </table:table-cell>
          <table:table-cell table:formula="of:=[.$B$16]*[.$M10]+[.$B$15]" office:value-type="float" office:value="0.7">
            <text:p>0.7</text:p>
          </table:table-cell>
          <table:table-cell table:formula="of:=[.$B$13]*PI()/180*COS(2*[.$B$12]*PI()/[.$B$16]*[.N10])+[.$B$17]" office:value-type="float" office:value="-0.635400461539408">
            <text:p>-0.64</text:p>
          </table:table-cell>
          <table:table-cell/>
          <table:table-cell table:formula="of:=[.$L$2]*COS([.O10])+[.Q9]" office:value-type="float" office:value="0.650038090545219">
            <text:p>0.65</text:p>
          </table:table-cell>
          <table:table-cell table:formula="of:=[.$L$2]*SIN([.O10])+[.R9]" office:value-type="float" office:value="0.0903842828761949">
            <text:p>0.09</text:p>
          </table:table-cell>
          <table:table-cell/>
          <table:table-cell table:style-name="ce12" table:formula="of:=[.S$4]/20*(ROW([.T10])-2)" office:value-type="float" office:value="0">
            <text:p>0</text:p>
          </table:table-cell>
          <table:table-cell table:formula="of:=[.$B$13]*PI()/180*COS(2*[.$B$12]*PI()/[.$B$16]*[.T10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0])+[.X9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微分ゲイン</text:p>
          </table:table-cell>
          <table:table-cell table:style-name="ce7" office:value-type="float" office:value="1">
            <text:p>1</text:p>
          </table:table-cell>
          <table:table-cell table:number-columns-repeated="9"/>
          <table:table-cell table:style-name="ce1"/>
          <table:table-cell office:value-type="float" office:value="0.45">
            <text:p>0.45</text:p>
          </table:table-cell>
          <table:table-cell table:formula="of:=[.$B$16]*[.$M11]+[.$B$15]" office:value-type="float" office:value="0.7875">
            <text:p>0.79</text:p>
          </table:table-cell>
          <table:table-cell table:formula="of:=[.$B$13]*PI()/180*COS(2*[.$B$12]*PI()/[.$B$16]*[.N11])+[.$B$17]" office:value-type="float" office:value="-0.746958041185389">
            <text:p>-0.75</text:p>
          </table:table-cell>
          <table:table-cell/>
          <table:table-cell table:formula="of:=[.$L$2]*COS([.O11])+[.Q10]" office:value-type="float" office:value="0.714242002814796">
            <text:p>0.71</text:p>
          </table:table-cell>
          <table:table-cell table:formula="of:=[.$L$2]*SIN([.O11])+[.R10]" office:value-type="float" office:value="0.0309359216769114">
            <text:p>0.03</text:p>
          </table:table-cell>
          <table:table-cell/>
          <table:table-cell table:style-name="ce12" table:formula="of:=[.S$4]/20*(ROW([.T11])-2)" office:value-type="float" office:value="0">
            <text:p>0</text:p>
          </table:table-cell>
          <table:table-cell table:formula="of:=[.$B$13]*PI()/180*COS(2*[.$B$12]*PI()/[.$B$16]*[.T11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1])+[.X10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3">
          <table:table-cell table:style-name="ce2" office:value-type="string">
            <text:p>S形状の数</text:p>
          </table:table-cell>
          <table:table-cell table:style-name="ce7" office:value-type="float" office:value="1">
            <text:p>1</text:p>
          </table:table-cell>
          <table:table-cell table:number-columns-repeated="7"/>
          <table:table-cell>
            <draw:control table:end-cell-address="Sheet1.K14" table:end-x="2.118cm" table:end-y="0.17cm" draw:z-index="2" draw:text-style-name="P1" svg:width="3.457cm" svg:height="1.01cm" svg:x="0.919cm" svg:y="0.102cm" draw:control="control3"/>
          </table:table-cell>
          <table:table-cell table:number-columns-repeated="2"/>
          <table:table-cell office:value-type="float" office:value="0.5">
            <text:p>0.5</text:p>
          </table:table-cell>
          <table:table-cell table:formula="of:=[.$B$16]*[.$M12]+[.$B$15]" office:value-type="float" office:value="0.875">
            <text:p>0.88</text:p>
          </table:table-cell>
          <table:table-cell table:formula="of:=[.$B$13]*PI()/180*COS(2*[.$B$12]*PI()/[.$B$16]*[.N12])+[.$B$17]" office:value-type="float" office:value="-0.785398163397448">
            <text:p>-0.79</text:p>
          </table:table-cell>
          <table:table-cell/>
          <table:table-cell table:formula="of:=[.$L$2]*COS([.O12])+[.Q11]" office:value-type="float" office:value="0.776113846168619">
            <text:p>0.78</text:p>
          </table:table-cell>
          <table:table-cell table:formula="of:=[.$L$2]*SIN([.O12])+[.R11]" office:value-type="float" office:value="-0.0309359216769115">
            <text:p>-0.03</text:p>
          </table:table-cell>
          <table:table-cell/>
          <table:table-cell table:style-name="ce12" table:formula="of:=[.S$4]/20*(ROW([.T12])-2)" office:value-type="float" office:value="0">
            <text:p>0</text:p>
          </table:table-cell>
          <table:table-cell table:formula="of:=[.$B$13]*PI()/180*COS(2*[.$B$12]*PI()/[.$B$16]*[.T12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2])+[.X11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3">
          <table:table-cell table:style-name="ce2" office:value-type="string">
            <text:p>初期くねり角[deg]</text:p>
          </table:table-cell>
          <table:table-cell table:style-name="ce7" office:value-type="float" office:value="45">
            <text:p>45</text:p>
          </table:table-cell>
          <table:table-cell table:number-columns-repeated="9"/>
          <table:table-cell table:style-name="ce1"/>
          <table:table-cell office:value-type="float" office:value="0.55">
            <text:p>0.55</text:p>
          </table:table-cell>
          <table:table-cell table:formula="of:=[.$B$16]*[.$M13]+[.$B$15]" office:value-type="float" office:value="0.9625">
            <text:p>0.96</text:p>
          </table:table-cell>
          <table:table-cell table:formula="of:=[.$B$13]*PI()/180*COS(2*[.$B$12]*PI()/[.$B$16]*[.N13])+[.$B$17]" office:value-type="float" office:value="-0.746958041185389">
            <text:p>-0.75</text:p>
          </table:table-cell>
          <table:table-cell/>
          <table:table-cell table:formula="of:=[.$L$2]*COS([.O13])+[.Q12]" office:value-type="float" office:value="0.840317758438195">
            <text:p>0.84</text:p>
          </table:table-cell>
          <table:table-cell table:formula="of:=[.$L$2]*SIN([.O13])+[.R12]" office:value-type="float" office:value="-0.090384282876195">
            <text:p>-0.09</text:p>
          </table:table-cell>
          <table:table-cell/>
          <table:table-cell table:style-name="ce12" table:formula="of:=[.S$4]/20*(ROW([.T13])-2)" office:value-type="float" office:value="0">
            <text:p>0</text:p>
          </table:table-cell>
          <table:table-cell table:formula="of:=[.$B$13]*PI()/180*COS(2*[.$B$12]*PI()/[.$B$16]*[.T13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3])+[.X12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style-name="ce7"/>
          <table:table-cell table:number-columns-repeated="10"/>
          <table:table-cell office:value-type="float" office:value="0.6">
            <text:p>0.6</text:p>
          </table:table-cell>
          <table:table-cell table:formula="of:=[.$B$16]*[.$M14]+[.$B$15]" office:value-type="float" office:value="1.05">
            <text:p>1.05</text:p>
          </table:table-cell>
          <table:table-cell table:formula="of:=[.$B$13]*PI()/180*COS(2*[.$B$12]*PI()/[.$B$16]*[.N14])+[.$B$17]" office:value-type="float" office:value="-0.635400461539407">
            <text:p>-0.64</text:p>
          </table:table-cell>
          <table:table-cell/>
          <table:table-cell table:formula="of:=[.$L$2]*COS([.O14])+[.Q13]" office:value-type="float" office:value="0.910740741063367">
            <text:p>0.91</text:p>
          </table:table-cell>
          <table:table-cell table:formula="of:=[.$L$2]*SIN([.O14])+[.R13]" office:value-type="float" office:value="-0.142315521241698">
            <text:p>-0.14</text:p>
          </table:table-cell>
          <table:table-cell/>
          <table:table-cell table:style-name="ce12" table:formula="of:=[.S$4]/20*(ROW([.T14])-2)" office:value-type="float" office:value="0">
            <text:p>0</text:p>
          </table:table-cell>
          <table:table-cell table:formula="of:=[.$B$13]*PI()/180*COS(2*[.$B$12]*PI()/[.$B$16]*[.T14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4])+[.X13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3">
          <table:table-cell table:style-name="ce2" office:value-type="string">
            <text:p>末端の移動距離[m]</text:p>
          </table:table-cell>
          <table:table-cell table:style-name="ce7" table:formula="of:=[.A1]" office:value-type="float" office:value="0">
            <text:p>0</text:p>
          </table:table-cell>
          <table:table-cell table:number-columns-repeated="9"/>
          <table:table-cell table:style-name="ce1"/>
          <table:table-cell office:value-type="float" office:value="0.65">
            <text:p>0.65</text:p>
          </table:table-cell>
          <table:table-cell table:formula="of:=[.$B$16]*[.$M15]+[.$B$15]" office:value-type="float" office:value="1.1375">
            <text:p>1.14</text:p>
          </table:table-cell>
          <table:table-cell table:formula="of:=[.$B$13]*PI()/180*COS(2*[.$B$12]*PI()/[.$B$16]*[.N15])+[.$B$17]" office:value-type="float" office:value="-0.461645457622614">
            <text:p>-0.46</text:p>
          </table:table-cell>
          <table:table-cell/>
          <table:table-cell table:formula="of:=[.$L$2]*COS([.O15])+[.Q14]" office:value-type="float" office:value="0.989081309927086">
            <text:p>0.99</text:p>
          </table:table-cell>
          <table:table-cell table:formula="of:=[.$L$2]*SIN([.O15])+[.R14]" office:value-type="float" office:value="-0.181289939391415">
            <text:p>-0.18</text:p>
          </table:table-cell>
          <table:table-cell/>
          <table:table-cell table:style-name="ce12" table:formula="of:=[.S$4]/20*(ROW([.T15])-2)" office:value-type="float" office:value="0">
            <text:p>0</text:p>
          </table:table-cell>
          <table:table-cell table:formula="of:=[.$B$13]*PI()/180*COS(2*[.$B$12]*PI()/[.$B$16]*[.T15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5])+[.X14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3">
          <table:table-cell table:style-name="ce2" office:value-type="string">
            <text:p>体幹全長[m]</text:p>
          </table:table-cell>
          <table:table-cell table:style-name="ce7" office:value-type="float" office:value="1.75">
            <text:p>1.75</text:p>
          </table:table-cell>
          <table:table-cell table:number-columns-repeated="10"/>
          <table:table-cell office:value-type="float" office:value="0.7">
            <text:p>0.7</text:p>
          </table:table-cell>
          <table:table-cell table:formula="of:=[.$B$16]*[.$M16]+[.$B$15]" office:value-type="float" office:value="1.225">
            <text:p>1.23</text:p>
          </table:table-cell>
          <table:table-cell table:formula="of:=[.$B$13]*PI()/180*COS(2*[.$B$12]*PI()/[.$B$16]*[.N16])+[.$B$17]" office:value-type="float" office:value="-0.242701379840683">
            <text:p>-0.24</text:p>
          </table:table-cell>
          <table:table-cell/>
          <table:table-cell table:formula="of:=[.$L$2]*COS([.O16])+[.Q15]" office:value-type="float" office:value="1.07401688673756">
            <text:p>1.07</text:p>
          </table:table-cell>
          <table:table-cell table:formula="of:=[.$L$2]*SIN([.O16])+[.R15]" office:value-type="float" office:value="-0.202318438906881">
            <text:p>-0.2</text:p>
          </table:table-cell>
          <table:table-cell/>
          <table:table-cell table:style-name="ce12" table:formula="of:=[.S$4]/20*(ROW([.T16])-2)" office:value-type="float" office:value="0">
            <text:p>0</text:p>
          </table:table-cell>
          <table:table-cell table:formula="of:=[.$B$13]*PI()/180*COS(2*[.$B$12]*PI()/[.$B$16]*[.T16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6])+[.X15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バイアス曲率</text:p>
          </table:table-cell>
          <table:table-cell table:style-name="ce7" table:formula="of:=[.B23]/720" office:value-type="float" office:value="0">
            <text:p>0</text:p>
          </table:table-cell>
          <table:table-cell table:number-columns-repeated="9"/>
          <table:table-cell table:style-name="ce1"/>
          <table:table-cell office:value-type="float" office:value="0.75">
            <text:p>0.75</text:p>
          </table:table-cell>
          <table:table-cell table:formula="of:=[.$B$16]*[.$M17]+[.$B$15]" office:value-type="float" office:value="1.3125">
            <text:p>1.31</text:p>
          </table:table-cell>
          <table:table-cell table:formula="of:=[.$B$13]*PI()/180*COS(2*[.$B$12]*PI()/[.$B$16]*[.N17])+[.$B$17]" office:value-type="float" office:value="-1.44275302029134E-016">
            <text:p>0</text:p>
          </table:table-cell>
          <table:table-cell/>
          <table:table-cell table:formula="of:=[.$L$2]*COS([.O17])+[.Q16]" office:value-type="float" office:value="1.16151688673756">
            <text:p>1.16</text:p>
          </table:table-cell>
          <table:table-cell table:formula="of:=[.$L$2]*SIN([.O17])+[.R16]" office:value-type="float" office:value="-0.202318438906881">
            <text:p>-0.2</text:p>
          </table:table-cell>
          <table:table-cell/>
          <table:table-cell table:style-name="ce12" table:formula="of:=[.S$4]/20*(ROW([.T17])-2)" office:value-type="float" office:value="0">
            <text:p>0</text:p>
          </table:table-cell>
          <table:table-cell table:formula="of:=[.$B$13]*PI()/180*COS(2*[.$B$12]*PI()/[.$B$16]*[.T17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7])+[.X16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3">
          <table:table-cell table:style-name="ce2" office:value-type="string">
            <text:p>各リンク長[m]</text:p>
          </table:table-cell>
          <table:table-cell table:style-name="ce7" table:formula="of:=[.B16]/[.B19]" office:value-type="float" office:value="0.194444444444444">
            <text:p>0.19</text:p>
          </table:table-cell>
          <table:table-cell table:number-columns-repeated="10"/>
          <table:table-cell office:value-type="float" office:value="0.8">
            <text:p>0.8</text:p>
          </table:table-cell>
          <table:table-cell table:formula="of:=[.$B$16]*[.$M18]+[.$B$15]" office:value-type="float" office:value="1.4">
            <text:p>1.4</text:p>
          </table:table-cell>
          <table:table-cell table:formula="of:=[.$B$13]*PI()/180*COS(2*[.$B$12]*PI()/[.$B$16]*[.N18])+[.$B$17]" office:value-type="float" office:value="0.242701379840684">
            <text:p>0.24</text:p>
          </table:table-cell>
          <table:table-cell/>
          <table:table-cell table:formula="of:=[.$L$2]*COS([.O18])+[.Q17]" office:value-type="float" office:value="1.24645246354804">
            <text:p>1.25</text:p>
          </table:table-cell>
          <table:table-cell table:formula="of:=[.$L$2]*SIN([.O18])+[.R17]" office:value-type="float" office:value="-0.181289939391415">
            <text:p>-0.18</text:p>
          </table:table-cell>
          <table:table-cell/>
          <table:table-cell table:style-name="ce12" table:formula="of:=[.S$4]/20*(ROW([.T18])-2)" office:value-type="float" office:value="0">
            <text:p>0</text:p>
          </table:table-cell>
          <table:table-cell table:formula="of:=[.$B$13]*PI()/180*COS(2*[.$B$12]*PI()/[.$B$16]*[.T18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8])+[.X17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リンク数</text:p>
          </table:table-cell>
          <table:table-cell table:style-name="ce7" office:value-type="float" office:value="9">
            <text:p>9</text:p>
          </table:table-cell>
          <table:table-cell table:number-columns-repeated="9"/>
          <table:table-cell table:style-name="ce1"/>
          <table:table-cell office:value-type="float" office:value="0.85">
            <text:p>0.85</text:p>
          </table:table-cell>
          <table:table-cell table:formula="of:=[.$B$16]*[.$M19]+[.$B$15]" office:value-type="float" office:value="1.4875">
            <text:p>1.49</text:p>
          </table:table-cell>
          <table:table-cell table:formula="of:=[.$B$13]*PI()/180*COS(2*[.$B$12]*PI()/[.$B$16]*[.N19])+[.$B$17]" office:value-type="float" office:value="0.461645457622614">
            <text:p>0.46</text:p>
          </table:table-cell>
          <table:table-cell/>
          <table:table-cell table:formula="of:=[.$L$2]*COS([.O19])+[.Q18]" office:value-type="float" office:value="1.32479303241175">
            <text:p>1.32</text:p>
          </table:table-cell>
          <table:table-cell table:formula="of:=[.$L$2]*SIN([.O19])+[.R18]" office:value-type="float" office:value="-0.142315521241698">
            <text:p>-0.14</text:p>
          </table:table-cell>
          <table:table-cell/>
          <table:table-cell table:style-name="ce12" table:formula="of:=[.S$4]/20*(ROW([.T19])-2)" office:value-type="float" office:value="0">
            <text:p>0</text:p>
          </table:table-cell>
          <table:table-cell table:formula="of:=[.$B$13]*PI()/180*COS(2*[.$B$12]*PI()/[.$B$16]*[.T19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19])+[.X18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number-columns-repeated="11"/>
          <table:table-cell office:value-type="float" office:value="0.9">
            <text:p>0.9</text:p>
          </table:table-cell>
          <table:table-cell table:formula="of:=[.$B$16]*[.$M20]+[.$B$15]" office:value-type="float" office:value="1.575">
            <text:p>1.58</text:p>
          </table:table-cell>
          <table:table-cell table:formula="of:=[.$B$13]*PI()/180*COS(2*[.$B$12]*PI()/[.$B$16]*[.N20])+[.$B$17]" office:value-type="float" office:value="0.635400461539407">
            <text:p>0.64</text:p>
          </table:table-cell>
          <table:table-cell/>
          <table:table-cell table:formula="of:=[.$L$2]*COS([.O20])+[.Q19]" office:value-type="float" office:value="1.39521601503693">
            <text:p>1.4</text:p>
          </table:table-cell>
          <table:table-cell table:formula="of:=[.$L$2]*SIN([.O20])+[.R19]" office:value-type="float" office:value="-0.0903842828761949">
            <text:p>-0.09</text:p>
          </table:table-cell>
          <table:table-cell/>
          <table:table-cell table:style-name="ce12" table:formula="of:=[.S$4]/20*(ROW([.T20])-2)" office:value-type="float" office:value="0">
            <text:p>0</text:p>
          </table:table-cell>
          <table:table-cell table:formula="of:=[.$B$13]*PI()/180*COS(2*[.$B$12]*PI()/[.$B$16]*[.T20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20])+[.X19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number-columns-repeated="10"/>
          <table:table-cell table:style-name="ce1"/>
          <table:table-cell office:value-type="float" office:value="0.95">
            <text:p>0.95</text:p>
          </table:table-cell>
          <table:table-cell table:formula="of:=[.$B$16]*[.$M21]+[.$B$15]" office:value-type="float" office:value="1.6625">
            <text:p>1.66</text:p>
          </table:table-cell>
          <table:table-cell table:formula="of:=[.$B$13]*PI()/180*COS(2*[.$B$12]*PI()/[.$B$16]*[.N21])+[.$B$17]" office:value-type="float" office:value="0.746958041185389">
            <text:p>0.75</text:p>
          </table:table-cell>
          <table:table-cell/>
          <table:table-cell table:formula="of:=[.$L$2]*COS([.O21])+[.Q20]" office:value-type="float" office:value="1.4594199273065">
            <text:p>1.46</text:p>
          </table:table-cell>
          <table:table-cell table:formula="of:=[.$L$2]*SIN([.O21])+[.R20]" office:value-type="float" office:value="-0.0309359216769114">
            <text:p>-0.03</text:p>
          </table:table-cell>
          <table:table-cell/>
          <table:table-cell table:style-name="ce12" table:formula="of:=[.S$4]/20*(ROW([.T21])-2)" office:value-type="float" office:value="0">
            <text:p>0</text:p>
          </table:table-cell>
          <table:table-cell table:formula="of:=[.$B$13]*PI()/180*COS(2*[.$B$12]*PI()/[.$B$16]*[.T21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21])+[.X20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/>
          <table:table-cell table:style-name="ce8"/>
          <table:table-cell table:number-columns-repeated="10"/>
          <table:table-cell office:value-type="float" office:value="1">
            <text:p>1</text:p>
          </table:table-cell>
          <table:table-cell table:formula="of:=[.$B$16]*[.$M22]+[.$B$15]" office:value-type="float" office:value="1.75">
            <text:p>1.75</text:p>
          </table:table-cell>
          <table:table-cell table:formula="of:=[.$B$13]*PI()/180*COS(2*[.$B$12]*PI()/[.$B$16]*[.N22])+[.$B$17]" office:value-type="float" office:value="0.785398163397448">
            <text:p>0.79</text:p>
          </table:table-cell>
          <table:table-cell/>
          <table:table-cell table:formula="of:=[.$L$2]*COS([.O22])+[.Q21]" office:value-type="float" office:value="1.52129177066033">
            <text:p>1.52</text:p>
          </table:table-cell>
          <table:table-cell table:formula="of:=[.$L$2]*SIN([.O22])+[.R21]" office:value-type="float" office:value="0.0309359216769115">
            <text:p>0.03</text:p>
          </table:table-cell>
          <table:table-cell/>
          <table:table-cell table:style-name="ce12" table:formula="of:=[.S$4]/20*(ROW([.T22])-2)" office:value-type="float" office:value="0">
            <text:p>0</text:p>
          </table:table-cell>
          <table:table-cell table:formula="of:=[.$B$13]*PI()/180*COS(2*[.$B$12]*PI()/[.$B$16]*[.T22])+[.$B$17]" office:value-type="float" office:value="0.785398163397448">
            <text:p>0.79</text:p>
          </table:table-cell>
          <table:table-cell table:style-name="ce9" table:number-columns-repeated="2"/>
          <table:table-cell table:style-name="ce9" table:formula="of:=[.$S$2]*SIN([.U22])+[.X21]" office:value-type="float" office:value="0">
            <text:p>0</text:p>
          </table:table-cell>
          <table:table-cell table:number-columns-repeated="2"/>
          <table:table-cell table:style-name="ce13"/>
          <table:table-cell table:style-name="ce9"/>
          <table:table-cell/>
          <table:table-cell table:style-name="ce9"/>
        </table:table-row>
        <table:table-row table:style-name="ro2">
          <table:table-cell table:style-name="ce2" office:value-type="string">
            <text:p>入力</text:p>
          </table:table-cell>
          <table:table-cell table:style-name="ce6" office:value-type="float" office:value="0">
            <text:p>0</text:p>
          </table:table-cell>
          <table:table-cell table:number-columns-repeated="9"/>
          <table:table-cell table:style-name="ce1"/>
          <table:table-cell table:number-columns-repeated="18"/>
        </table:table-row>
        <table:table-row table:style-name="ro2">
          <table:table-cell table:style-name="ce2"/>
          <table:table-cell table:style-name="ce6" office:value-type="float" office:value="0">
            <text:p>0</text:p>
          </table:table-cell>
          <table:table-cell table:number-columns-repeated="28"/>
        </table:table-row>
        <table:table-row table:style-name="ro2">
          <table:table-cell table:style-name="ce2"/>
          <table:table-cell table:style-name="ce6" office:value-type="float" office:value="5617.50499944687">
            <text:p>5617.5</text:p>
          </table:table-cell>
          <table:table-cell table:number-columns-repeated="9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 table:number-rows-repeated="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 table:number-rows-repeated="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2" table:number-rows-repeated="55">
          <table:table-cell table:number-columns-repeated="12"/>
          <table:table-cell table:style-name="Default" table:number-columns-repeated="2"/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 table:number-columns-repeated="12"/>
          <table:table-cell table:style-name="Default" table:number-columns-repeated="2"/>
          <table:table-cell/>
          <table:table-cell table:style-name="Default" table:number-columns-repeated="3"/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保存用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2">
          <table:table-cell office:value-type="string">
            <text:p>DataOutPort:TimedDoubleSeq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office:value-type="string">
            <text:p>I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DataInPort:TimedFloatSeq</text:p>
          </table:table-cell>
          <table:table-cell office:value-type="string">
            <text:p>B</text:p>
          </table:table-cell>
          <table:table-cell office:value-type="string">
            <text:p>23</text:p>
          </table:table-cell>
          <table:table-cell/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DataInPort:TimedDoubleSeq</text:p>
          </table:table-cell>
          <table:table-cell office:value-type="string">
            <text:p>B</text:p>
          </table:table-cell>
          <table:table-cell office:value-type="string">
            <text:p>5</text:p>
          </table:table-cell>
          <table:table-cell office:value-type="string">
            <text:p>I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iryo UI" svg:font-family="'Meiryo UI'" style:font-pitch="variable"/>
    <style:font-face style:name="メイリオ" svg:font-family="メイリオ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2014/12/10</text:date>, <text:time>16:06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05:06:06.29</meta:creation-date>
    <meta:generator>OpenOffice.org/3.4.1$Win32 OpenOffice.org_project/341m1$Build-9593</meta:generator>
    <dc:date>2014-12-10T16:06:05.56</dc:date>
    <meta:editing-duration>PT9H58M34S</meta:editing-duration>
    <meta:editing-cycles>82</meta:editing-cycles>
    <meta:document-statistic meta:table-count="4" meta:cell-count="28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8.985cm" xlink:href=".." xlink:type="simple" chart:class="chart:scatter" chart:style-name="ch1">
        <chart:title svg:x="7.004cm" svg:y="0.314cm" chart:style-name="ch2">
          <text:p>体形曲線</text:p>
        </chart:title>
        <chart:plot-area chart:style-name="ch3" table:cell-range-address="Sheet1.Q2:Sheet1.R101" svg:x="0.769cm" svg:y="1.578cm" svg:width="14.568cm" svg:height="6.808cm">
          <chartooo:coordinate-region svg:x="1.787cm" svg:y="1.79cm" svg:width="13.31cm" svg:height="6.3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2:Sheet1.R101" chart:class="chart:scatter">
            <chart:domain table:cell-range-address="Sheet1.Q2:Sheet1.Q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9359216769115">
                <text:p>0.0309359216769115</text:p>
                <draw:g>
                  <svg:desc>Sheet1.Q2:Sheet1.Q101</svg:desc>
                </draw:g>
              </table:table-cell>
              <table:table-cell office:value-type="float" office:value="0.0309359216769114">
                <text:p>0.0309359216769114</text:p>
                <draw:g>
                  <svg:desc>Sheet1.R2:Sheet1.R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51398339464883">
                <text:p>0.0951398339464883</text:p>
              </table:table-cell>
              <table:table-cell office:value-type="float" office:value="0.0903842828761949">
                <text:p>0.0903842828761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556281657166">
                <text:p>0.16556281657166</text:p>
              </table:table-cell>
              <table:table-cell office:value-type="float" office:value="0.142315521241698">
                <text:p>0.142315521241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903385435379">
                <text:p>0.243903385435379</text:p>
              </table:table-cell>
              <table:table-cell office:value-type="float" office:value="0.181289939391415">
                <text:p>0.181289939391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8838962245853">
                <text:p>0.328838962245853</text:p>
              </table:table-cell>
              <table:table-cell office:value-type="float" office:value="0.202318438906881">
                <text:p>0.202318438906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6338962245854">
                <text:p>0.416338962245854</text:p>
              </table:table-cell>
              <table:table-cell office:value-type="float" office:value="0.202318438906881">
                <text:p>0.2023184389068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1274539056328">
                <text:p>0.501274539056328</text:p>
              </table:table-cell>
              <table:table-cell office:value-type="float" office:value="0.181289939391415">
                <text:p>0.181289939391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9615107920047">
                <text:p>0.579615107920047</text:p>
              </table:table-cell>
              <table:table-cell office:value-type="float" office:value="0.142315521241698">
                <text:p>0.142315521241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0038090545219">
                <text:p>0.650038090545219</text:p>
              </table:table-cell>
              <table:table-cell office:value-type="float" office:value="0.0903842828761949">
                <text:p>0.09038428287619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4242002814796">
                <text:p>0.714242002814796</text:p>
              </table:table-cell>
              <table:table-cell office:value-type="float" office:value="0.0309359216769114">
                <text:p>0.0309359216769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6113846168619">
                <text:p>0.776113846168619</text:p>
              </table:table-cell>
              <table:table-cell office:value-type="float" office:value="-0.0309359216769115">
                <text:p>-0.0309359216769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0317758438195">
                <text:p>0.840317758438195</text:p>
              </table:table-cell>
              <table:table-cell office:value-type="float" office:value="-0.090384282876195">
                <text:p>-0.090384282876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0740741063367">
                <text:p>0.910740741063367</text:p>
              </table:table-cell>
              <table:table-cell office:value-type="float" office:value="-0.142315521241698">
                <text:p>-0.142315521241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9081309927086">
                <text:p>0.989081309927086</text:p>
              </table:table-cell>
              <table:table-cell office:value-type="float" office:value="-0.181289939391415">
                <text:p>-0.181289939391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7401688673756">
                <text:p>1.07401688673756</text:p>
              </table:table-cell>
              <table:table-cell office:value-type="float" office:value="-0.202318438906881">
                <text:p>-0.202318438906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151688673756">
                <text:p>1.16151688673756</text:p>
              </table:table-cell>
              <table:table-cell office:value-type="float" office:value="-0.202318438906881">
                <text:p>-0.202318438906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4645246354804">
                <text:p>1.24645246354804</text:p>
              </table:table-cell>
              <table:table-cell office:value-type="float" office:value="-0.181289939391415">
                <text:p>-0.181289939391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2479303241175">
                <text:p>1.32479303241175</text:p>
              </table:table-cell>
              <table:table-cell office:value-type="float" office:value="-0.142315521241698">
                <text:p>-0.142315521241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9521601503693">
                <text:p>1.39521601503693</text:p>
              </table:table-cell>
              <table:table-cell office:value-type="float" office:value="-0.0903842828761949">
                <text:p>-0.090384282876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594199273065">
                <text:p>1.4594199273065</text:p>
              </table:table-cell>
              <table:table-cell office:value-type="float" office:value="-0.0309359216769114">
                <text:p>-0.0309359216769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2129177066033">
                <text:p>1.52129177066033</text:p>
              </table:table-cell>
              <table:table-cell office:value-type="float" office:value="0.0309359216769115">
                <text:p>0.0309359216769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